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Introdução</text:h>
      <text:p text:style-name="Text_20_body">A funcionalidade "Markup" permite calcular de forma automática o preço final de venda de produtos ou serviços com base no custo de produção, despesas operacionais e margem de lucro pretendida. Esta ferramenta é essencial para empresas que buscam definir precificações competitivas e alinhadas ao mercado.</text:p>
      <text:p text:style-name="Horizontal_20_Line"/>
      <text:h text:style-name="Heading_20_3" text:outline-level="3">2. Conceitos do Markup</text:h>
      <text:list xml:id="list2915358873" text:style-name="L1">
        <text:list-item>
          <text:p text:style-name="P1"><text:span text:style-name="Strong_20_Emphasis">O que é o Markup?</text:span> O markup é um índice calculado a partir do custo total de produção, somado aos impostos, despesas fixas, variáveis e lucro desejado. Ele é expresso como um fator multiplicador aplicado ao custo de produção para definir o preço de venda.</text:p>
        </text:list-item>
        <text:list-item>
          <text:p text:style-name="P1"><text:span text:style-name="Strong_20_Emphasis">Exemplo de Cálculo:</text:span></text:p>
          <text:list>
            <text:list-item>
              <text:p text:style-name="P1">Custo do serviço: R$ 50,00.</text:p>
            </text:list-item>
            <text:list-item>
              <text:p text:style-name="P1">Markup calculado: 1,50.</text:p>
            </text:list-item>
            <text:list-item>
              <text:p text:style-name="P1">Preço final de venda: R$ 50,00 x 1,50 = <text:span text:style-name="Strong_20_Emphasis">R$ 75,00</text:span>.</text:p>
            </text:list-item>
          </text:list>
        </text:list-item>
      </text:list>
      <text:p text:style-name="Horizontal_20_Line"/>
      <text:h text:style-name="Heading_20_3" text:outline-level="3">3. Consulta de Informações de Markup</text:h>
      <text:list xml:id="list4038342653" text:style-name="L2">
        <text:list-item>
          <text:p text:style-name="P2"><text:span text:style-name="Strong_20_Emphasis">Acesso:</text:span></text:p>
          <text:list>
            <text:list-item>
              <text:p text:style-name="P2">No menu principal, clique na opção <text:span text:style-name="Strong_20_Emphasis">Markup</text:span>.</text:p>
            </text:list-item>
          </text:list>
        </text:list-item>
        <text:list-item>
          <text:p text:style-name="P2"><text:span text:style-name="Strong_20_Emphasis">Elementos da Tela:</text:span></text:p>
          <text:list>
            <text:list-item>
              <text:p text:style-name="P2"><text:span text:style-name="Strong_20_Emphasis">Valor Sugerido de Venda:</text:span> Exibe o preço calculado após o preenchimento de todos os campos.</text:p>
            </text:list-item>
            <text:list-item>
              <text:p text:style-name="P2"><text:span text:style-name="Strong_20_Emphasis">Grid de Campos Preenchíveis:</text:span> Permite inserir valores e porcentagens para calcular o markup.</text:p>
            </text:list-item>
          </text:list>
        </text:list-item>
        <text:list-item>
          <text:p text:style-name="P2"><text:span text:style-name="Strong_20_Emphasis">Ações Disponíveis:</text:span></text:p>
          <text:list>
            <text:list-item>
              <text:p text:style-name="P2">Clique em <text:span text:style-name="Strong_20_Emphasis">Aplicar</text:span> para salvar os valores calculados e usá-los no cadastro de produtos ou serviços.</text:p>
            </text:list-item>
            <text:list-item>
              <text:p text:style-name="P2">Utilize o botão <text:span text:style-name="Strong_20_Emphasis">Fechar</text:span> para sair da tela.</text:p>
            </text:list-item>
          </text:list>
        </text:list-item>
      </text:list>
      <text:p text:style-name="Horizontal_20_Line"/>
      <text:h text:style-name="Heading_20_3" text:outline-level="3"><text:soft-page-break/>4. Campos e Suas Finalidades</text:h>
      <text:h text:style-name="Heading_20_4" text:outline-level="4"><text:span text:style-name="Strong_20_Emphasis">Campos de Cálculo:</text:span></text:h>
      <text:list xml:id="list1956387078" text:style-name="L3">
        <text:list-item>
          <text:p text:style-name="P3"><text:span text:style-name="Strong_20_Emphasis">Custo Materiais:</text:span> Informa o custo total de materiais necessários para produção.</text:p>
        </text:list-item>
        <text:list-item>
          <text:p text:style-name="P3"><text:span text:style-name="Strong_20_Emphasis">Impostos:</text:span> Percentual correspondente aos tributos aplicados ao produto ou serviço.</text:p>
        </text:list-item>
        <text:list-item>
          <text:p text:style-name="P3"><text:span text:style-name="Strong_20_Emphasis">Custos Fixos:</text:span> Percentual referente às despesas fixas da empresa.</text:p>
        </text:list-item>
        <text:list-item>
          <text:p text:style-name="P3"><text:span text:style-name="Strong_20_Emphasis">Custos Variáveis:</text:span> Percentual referente às despesas variáveis.</text:p>
        </text:list-item>
        <text:list-item>
          <text:p text:style-name="P3"><text:span text:style-name="Strong_20_Emphasis">Custos Financeiros:</text:span> Percentual de custos financeiros associados.</text:p>
        </text:list-item>
        <text:list-item>
          <text:p text:style-name="P3"><text:span text:style-name="Strong_20_Emphasis">Outros Custos:</text:span> Percentual de outras despesas relacionadas ao produto.</text:p>
        </text:list-item>
        <text:list-item>
          <text:p text:style-name="P3"><text:span text:style-name="Strong_20_Emphasis">Comissões:</text:span> Percentuais para:</text:p>
          <text:list>
            <text:list-item>
              <text:p text:style-name="P3">Representantes.</text:p>
            </text:list-item>
            <text:list-item>
              <text:p text:style-name="P3">Funcionários.</text:p>
            </text:list-item>
            <text:list-item>
              <text:p text:style-name="P3">Agência.</text:p>
            </text:list-item>
            <text:list-item>
              <text:p text:style-name="P3">Produção.</text:p>
            </text:list-item>
          </text:list>
        </text:list-item>
        <text:list-item>
          <text:p text:style-name="P3"><text:span text:style-name="Strong_20_Emphasis">Frete:</text:span> Percentual correspondente ao custo de transporte.</text:p>
        </text:list-item>
        <text:list-item>
          <text:p text:style-name="P3"><text:span text:style-name="Strong_20_Emphasis">Perdas de Produção:</text:span> Percentual referente a perdas estimadas no processo de produção.</text:p>
        </text:list-item>
      </text:list>
      <text:h text:style-name="Heading_20_4" text:outline-level="4"><text:span text:style-name="Strong_20_Emphasis">Resultados Informativos:</text:span></text:h>
      <text:list xml:id="list1011875608" text:style-name="L4">
        <text:list-item>
          <text:p text:style-name="P4"><text:span text:style-name="Strong_20_Emphasis">Lucro Efetivo:</text:span> Exibe o valor real do lucro após dedução de custos e despesas.</text:p>
        </text:list-item>
        <text:list-item>
          <text:p text:style-name="P4"><text:span text:style-name="Strong_20_Emphasis">Total % Sobre a Venda:</text:span> Percentual do lucro e da margem de contribuição.</text:p>
        </text:list-item>
        <text:list-item>
          <text:p text:style-name="P4"><text:span text:style-name="Strong_20_Emphasis">Markup:</text:span> Índice calculado automaticamente após o preenchimento de todos os campos.</text:p>
        </text:list-item>
        <text:list-item>
          <text:p text:style-name="P4"><text:span text:style-name="Strong_20_Emphasis">Preço Mínimo Venda:</text:span> Valor mínimo sugerido com base nos custos inseridos.</text:p>
        </text:list-item>
        <text:list-item>
          <text:p text:style-name="P4"><text:span text:style-name="Strong_20_Emphasis">Margem de Contribuição:</text:span> Percentual que indica o ganho bruto de cada venda.</text:p>
        </text:list-item>
      </text:list>
      <text:p text:style-name="Horizontal_20_Line"/>
      <text:h text:style-name="Heading_20_3" text:outline-level="3">5. Ações Disponíveis</text:h>
      <text:list xml:id="list1289205287" text:style-name="L5">
        <text:list-item>
          <text:p text:style-name="P5"><text:span text:style-name="Strong_20_Emphasis">Botões:</text:span></text:p>
          <text:list>
            <text:list-item>
              <text:p text:style-name="P5"><text:span text:style-name="Strong_20_Emphasis">Aplicar:</text:span> Confirma o cálculo e aplica os valores ao produto ou serviço.</text:p>
            </text:list-item>
            <text:list-item>
              <text:p text:style-name="P5"><text:soft-page-break/><text:span text:style-name="Strong_20_Emphasis">Fechar:</text:span> Fecha a janela de cálculo de Markup.</text:p>
            </text:list-item>
          </text:list>
        </text:list-item>
        <text:list-item>
          <text:p text:style-name="P5"><text:span text:style-name="Strong_20_Emphasis">Dicas de Utilização:</text:span></text:p>
          <text:list>
            <text:list-item>
              <text:p text:style-name="P5">Preencha todos os campos com valores reais e coerentes para obter resultados precisos.</text:p>
            </text:list-item>
            <text:list-item>
              <text:p text:style-name="P5">Utilize o campo "Preço Mínimo Venda" para evitar prejuízos.</text:p>
            </text:list-item>
          </text:list>
        </text:list-item>
      </text:list>
      <text:p text:style-name="Horizontal_20_Line"/>
      <text:h text:style-name="Heading_20_3" text:outline-level="3">6. Exemplo de Uso</text:h>
      <text:list xml:id="list3124170905" text:style-name="L6">
        <text:list-item>
          <text:p text:style-name="P6">Preencha os seguintes campos:</text:p>
          <text:list>
            <text:list-item>
              <text:p text:style-name="P6"><text:span text:style-name="Strong_20_Emphasis">Custo Materiais:</text:span> R$ 100,00.</text:p>
            </text:list-item>
            <text:list-item>
              <text:p text:style-name="P6"><text:span text:style-name="Strong_20_Emphasis">Impostos:</text:span> 10%.</text:p>
            </text:list-item>
            <text:list-item>
              <text:p text:style-name="P6"><text:span text:style-name="Strong_20_Emphasis">Custos Fixos:</text:span> 15%.</text:p>
            </text:list-item>
            <text:list-item>
              <text:p text:style-name="P6"><text:span text:style-name="Strong_20_Emphasis">Lucro Previsto:</text:span> 20%.</text:p>
            </text:list-item>
          </text:list>
        </text:list-item>
        <text:list-item>
          <text:p text:style-name="P6">Clique em <text:span text:style-name="Strong_20_Emphasis">Aplicar</text:span>.</text:p>
        </text:list-item>
        <text:list-item>
          <text:p text:style-name="P6">O sistema calculará automaticamente o <text:span text:style-name="Strong_20_Emphasis">Markup</text:span> e o <text:span text:style-name="Strong_20_Emphasis">Preço Sugerido de Venda</text:span>.</text:p>
        </text:list-item>
        <text:list-item>
          <text:p text:style-name="P6">Confirme para salvar as informações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14T14:04:17.726000000</dc:date>
    <meta:editing-duration>PT2S</meta:editing-duration>
    <meta:editing-cycles>1</meta:editing-cycles>
    <meta:document-statistic meta:table-count="0" meta:image-count="0" meta:object-count="0" meta:page-count="3" meta:paragraph-count="54" meta:word-count="473" meta:character-count="2841" meta:non-whitespace-character-count="2467"/>
    <meta:generator>LibreOffice/7.3.2.2$Windows_X86_64 LibreOffice_project/49f2b1bff42cfccbd8f788c8dc32c1c309559be0</meta:generator>
  </office:meta>
</office:document-meta>
</file>